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uriol Benchmark -- only instances solved in less than 2 seconds" table:style-name="ta1">
        <table:shapes>
          <draw:frame draw:z-index="0" draw:style-name="gr1" draw:text-style-name="P1" svg:width="160mm" svg:height="90.04mm" svg:x="383.81mm" svg:y="1.07mm">
            <draw:object draw:notify-on-update-of-ranges="'Buriol Benchmark -- only instances solved in less than 2 seconds'.A2:'Buriol Benchmark -- only instances solved in less than 2 seconds'.A27 'Buriol Benchmark -- only instances solved in less than 2 seconds'.B1:'Buriol Benchmark -- only instances solved in less than 2 seconds'.B1 'Buriol Benchmark -- only instances solved in less than 2 seconds'.B2:'Buriol Benchmark -- only instances solved in less than 2 seconds'.B27 'Buriol Benchmark -- only instances solved in less than 2 seconds'.C1:'Buriol Benchmark -- only instances solved in less than 2 seconds'.C1 'Buriol Benchmark -- only instances solved in less than 2 seconds'.C2:'Buriol Benchmark -- only instances solved in less than 2 seconds'.C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381.32mm" svg:y="93.5mm">
            <draw:object draw:notify-on-update-of-ranges="'Buriol Benchmark -- only instances solved in less than 2 seconds'.E2:'Buriol Benchmark -- only instances solved in less than 2 seconds'.E27 'Buriol Benchmark -- only instances solved in less than 2 seconds'.F1:'Buriol Benchmark -- only instances solved in less than 2 seconds'.F1 'Buriol Benchmark -- only instances solved in less than 2 seconds'.F2:'Buriol Benchmark -- only instances solved in less than 2 seconds'.F27 'Buriol Benchmark -- only instances solved in less than 2 seconds'.G1:'Buriol Benchmark -- only instances solved in less than 2 seconds'.G1 'Buriol Benchmark -- only instances solved in less than 2 seconds'.G2:'Buriol Benchmark -- only instances solved in less than 2 seconds'.G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382.72mm" svg:y="192.3mm">
            <draw:object draw:notify-on-update-of-ranges="'Buriol Benchmark -- only instances solved in less than 2 seconds'.I2:'Buriol Benchmark -- only instances solved in less than 2 seconds'.I27 'Buriol Benchmark -- only instances solved in less than 2 seconds'.J1:'Buriol Benchmark -- only instances solved in less than 2 seconds'.J1 'Buriol Benchmark -- only instances solved in less than 2 seconds'.J2:'Buriol Benchmark -- only instances solved in less than 2 seconds'.J27 'Buriol Benchmark -- only instances solved in less than 2 seconds'.K1:'Buriol Benchmark -- only instances solved in less than 2 seconds'.K1 'Buriol Benchmark -- only instances solved in less than 2 seconds'.K2:'Buriol Benchmark -- only instances solved in less than 2 seconds'.K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0317067" calcext:value-type="float">
            <text:p>0.0317067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247676" calcext:value-type="float">
            <text:p>247676</text:p>
          </table:table-cell>
          <table:table-cell office:value-type="float" office:value="7752" calcext:value-type="float">
            <text:p>7752</text:p>
          </table:table-cell>
          <table:table-cell/>
          <table:table-cell office:value-type="string" calcext:value-type="string">
            <text:p>n10000wmin100.ukp</text:p>
          </table:table-cell>
          <table:table-cell table:number-columns-repeated="2" office:value-type="float" office:value="401426478" calcext:value-type="float">
            <text:p>401426478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00238544" calcext:value-type="float">
            <text:p>0.002385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5300" calcext:value-type="float">
            <text:p>5300</text:p>
          </table:table-cell>
          <table:table-cell office:value-type="float" office:value="5172" calcext:value-type="float">
            <text:p>5172</text:p>
          </table:table-cell>
          <table:table-cell/>
          <table:table-cell office:value-type="string" calcext:value-type="string">
            <text:p>n10000wmin10.ukp</text:p>
          </table:table-cell>
          <table:table-cell table:number-columns-repeated="2" office:value-type="float" office:value="558139495" calcext:value-type="float">
            <text:p>558139495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00119991" calcext:value-type="float">
            <text:p>0.0011999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5100" calcext:value-type="float">
            <text:p>5100</text:p>
          </table:table-cell>
          <table:table-cell office:value-type="float" office:value="5264" calcext:value-type="float">
            <text:p>5264</text:p>
          </table:table-cell>
          <table:table-cell/>
          <table:table-cell office:value-type="string" calcext:value-type="string">
            <text:p>n10000wmin1.ukp</text:p>
          </table:table-cell>
          <table:table-cell table:number-columns-repeated="2" office:value-type="float" office:value="3400000000" calcext:value-type="float">
            <text:p>3400000000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00159161" calcext:value-type="float">
            <text:p>0.0015916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5092" calcext:value-type="float">
            <text:p>5092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string" calcext:value-type="string">
            <text:p>n10000wmin30.ukp</text:p>
          </table:table-cell>
          <table:table-cell table:number-columns-repeated="2" office:value-type="float" office:value="626086899" calcext:value-type="float">
            <text:p>626086899</text:p>
          </table:table-cell>
          <table:table-cell table:formula="of:=([.N5] = [.O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00121265" calcext:value-type="float">
            <text:p>0.001212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5052" calcext:value-type="float">
            <text:p>5052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string" calcext:value-type="string">
            <text:p>n10000wmin3.ukp</text:p>
          </table:table-cell>
          <table:table-cell table:number-columns-repeated="2" office:value-type="float" office:value="4499999955" calcext:value-type="float">
            <text:p>4499999955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00679173" calcext:value-type="float">
            <text:p>0.0067917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6472" calcext:value-type="float">
            <text:p>6472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string" calcext:value-type="string">
            <text:p>n15000wmin100.ukp</text:p>
          </table:table-cell>
          <table:table-cell table:number-columns-repeated="2" office:value-type="float" office:value="468656487" calcext:value-type="float">
            <text:p>468656487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00201778" calcext:value-type="float">
            <text:p>0.0020177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5636" calcext:value-type="float">
            <text:p>5636</text:p>
          </table:table-cell>
          <table:table-cell office:value-type="float" office:value="7020" calcext:value-type="float">
            <text:p>7020</text:p>
          </table:table-cell>
          <table:table-cell/>
          <table:table-cell office:value-type="string" calcext:value-type="string">
            <text:p>n15000wmin10.ukp</text:p>
          </table:table-cell>
          <table:table-cell table:number-columns-repeated="2" office:value-type="float" office:value="779660990" calcext:value-type="float">
            <text:p>779660990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00156307" calcext:value-type="float">
            <text:p>0.0015630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5424" calcext:value-type="float">
            <text:p>5424</text:p>
          </table:table-cell>
          <table:table-cell office:value-type="float" office:value="5384" calcext:value-type="float">
            <text:p>5384</text:p>
          </table:table-cell>
          <table:table-cell/>
          <table:table-cell office:value-type="string" calcext:value-type="string">
            <text:p>n15000wmin1.ukp</text:p>
          </table:table-cell>
          <table:table-cell table:number-columns-repeated="2" office:value-type="float" office:value="600000000" calcext:value-type="float">
            <text:p>600000000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00215521" calcext:value-type="float">
            <text:p>0.002155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5196" calcext:value-type="float">
            <text:p>5196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n15000wmin30.ukp</text:p>
          </table:table-cell>
          <table:table-cell table:number-columns-repeated="2" office:value-type="float" office:value="502222202" calcext:value-type="float">
            <text:p>502222202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00155694" calcext:value-type="float">
            <text:p>0.0015569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5376" calcext:value-type="float">
            <text:p>5376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n15000wmin3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0586818" calcext:value-type="float">
            <text:p>0.0586818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393080" calcext:value-type="float">
            <text:p>393080</text:p>
          </table:table-cell>
          <table:table-cell office:value-type="float" office:value="8720" calcext:value-type="float">
            <text:p>8720</text:p>
          </table:table-cell>
          <table:table-cell/>
          <table:table-cell office:value-type="string" calcext:value-type="string">
            <text:p>n20000wmin100.ukp</text:p>
          </table:table-cell>
          <table:table-cell table:number-columns-repeated="2" office:value-type="float" office:value="424051761" calcext:value-type="float">
            <text:p>424051761</text:p>
          </table:table-cell>
          <table:table-cell table:formula="of:=([.N12] = [.O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0483545" calcext:value-type="float">
            <text:p>0.0483545</text:p>
          </table:table-cell>
          <table:table-cell office:value-type="float" office:value="0.04667" calcext:value-type="float">
            <text:p>0.04667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355560" calcext:value-type="float">
            <text:p>355560</text:p>
          </table:table-cell>
          <table:table-cell office:value-type="float" office:value="8688" calcext:value-type="float">
            <text:p>8688</text:p>
          </table:table-cell>
          <table:table-cell/>
          <table:table-cell office:value-type="string" calcext:value-type="string">
            <text:p>n20000wmin10.ukp</text:p>
          </table:table-cell>
          <table:table-cell table:number-columns-repeated="2" office:value-type="float" office:value="426822651" calcext:value-type="float">
            <text:p>426822651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00226553" calcext:value-type="float">
            <text:p>0.0022655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5316" calcext:value-type="float">
            <text:p>5316</text:p>
          </table:table-cell>
          <table:table-cell office:value-type="float" office:value="7832" calcext:value-type="float">
            <text:p>7832</text:p>
          </table:table-cell>
          <table:table-cell/>
          <table:table-cell office:value-type="string" calcext:value-type="string">
            <text:p>n20000wmin1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0563093" calcext:value-type="float">
            <text:p>0.056309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587856" calcext:value-type="float">
            <text:p>587856</text:p>
          </table:table-cell>
          <table:table-cell office:value-type="float" office:value="9504" calcext:value-type="float">
            <text:p>9504</text:p>
          </table:table-cell>
          <table:table-cell/>
          <table:table-cell office:value-type="string" calcext:value-type="string">
            <text:p>n20000wmin30.ukp</text:p>
          </table:table-cell>
          <table:table-cell table:number-columns-repeated="2" office:value-type="float" office:value="431795735" calcext:value-type="float">
            <text:p>431795735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00315326" calcext:value-type="float">
            <text:p>0.0031532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5292" calcext:value-type="float">
            <text:p>5292</text:p>
          </table:table-cell>
          <table:table-cell office:value-type="float" office:value="8168" calcext:value-type="float">
            <text:p>8168</text:p>
          </table:table-cell>
          <table:table-cell/>
          <table:table-cell office:value-type="string" calcext:value-type="string">
            <text:p>n20000wmin3.ukp</text:p>
          </table:table-cell>
          <table:table-cell table:number-columns-repeated="2" office:value-type="float" office:value="472340417" calcext:value-type="float">
            <text:p>472340417</text:p>
          </table:table-cell>
          <table:table-cell table:formula="of:=([.N16] = [.O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706605" calcext:value-type="float">
            <text:p>0.706605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1.39" calcext:value-type="float">
            <text:p>1.39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4692664" calcext:value-type="float">
            <text:p>4692664</text:p>
          </table:table-cell>
          <table:table-cell office:value-type="float" office:value="25560" calcext:value-type="float">
            <text:p>25560</text:p>
          </table:table-cell>
          <table:table-cell/>
          <table:table-cell office:value-type="string" calcext:value-type="string">
            <text:p>n25000wmin1000.ukp</text:p>
          </table:table-cell>
          <table:table-cell table:number-columns-repeated="2" office:value-type="float" office:value="396747041" calcext:value-type="float">
            <text:p>396747041</text:p>
          </table:table-cell>
          <table:table-cell table:formula="of:=([.N17] = [.O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0464775" calcext:value-type="float">
            <text:p>0.0464775</text:p>
          </table:table-cell>
          <table:table-cell office:value-type="float" office:value="0.03667" calcext:value-type="float">
            <text:p>0.03667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56432" calcext:value-type="float">
            <text:p>56432</text:p>
          </table:table-cell>
          <table:table-cell office:value-type="float" office:value="8800" calcext:value-type="float">
            <text:p>8800</text:p>
          </table:table-cell>
          <table:table-cell/>
          <table:table-cell office:value-type="string" calcext:value-type="string">
            <text:p>n25000wmin100.ukp</text:p>
          </table:table-cell>
          <table:table-cell table:number-columns-repeated="2" office:value-type="float" office:value="411393374" calcext:value-type="float">
            <text:p>411393374</text:p>
          </table:table-cell>
          <table:table-cell table:formula="of:=([.N18] = [.O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00280772" calcext:value-type="float">
            <text:p>0.002807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5624" calcext:value-type="float">
            <text:p>5624</text:p>
          </table:table-cell>
          <table:table-cell office:value-type="float" office:value="8188" calcext:value-type="float">
            <text:p>8188</text:p>
          </table:table-cell>
          <table:table-cell/>
          <table:table-cell office:value-type="string" calcext:value-type="string">
            <text:p>n25000wmin10.ukp</text:p>
          </table:table-cell>
          <table:table-cell table:number-columns-repeated="2" office:value-type="float" office:value="623529410" calcext:value-type="float">
            <text:p>623529410</text:p>
          </table:table-cell>
          <table:table-cell table:formula="of:=([.N19] = [.O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00337723" calcext:value-type="float">
            <text:p>0.003377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5452" calcext:value-type="float">
            <text:p>5452</text:p>
          </table:table-cell>
          <table:table-cell office:value-type="float" office:value="8644" calcext:value-type="float">
            <text:p>8644</text:p>
          </table:table-cell>
          <table:table-cell/>
          <table:table-cell office:value-type="string" calcext:value-type="string">
            <text:p>n25000wmin1.ukp</text:p>
          </table:table-cell>
          <table:table-cell table:number-columns-repeated="2" office:value-type="float" office:value="937500000" calcext:value-type="float">
            <text:p>937500000</text:p>
          </table:table-cell>
          <table:table-cell table:formula="of:=([.N20] = [.O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39134" calcext:value-type="float">
            <text:p>0.39134</text:p>
          </table:table-cell>
          <table:table-cell office:value-type="float" office:value="0.50667" calcext:value-type="float">
            <text:p>0.50667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1.07" calcext:value-type="float">
            <text:p>1.07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4692516" calcext:value-type="float">
            <text:p>4692516</text:p>
          </table:table-cell>
          <table:table-cell office:value-type="float" office:value="29628" calcext:value-type="float">
            <text:p>29628</text:p>
          </table:table-cell>
          <table:table-cell/>
          <table:table-cell office:value-type="string" calcext:value-type="string">
            <text:p>n25000wmin300.ukp</text:p>
          </table:table-cell>
          <table:table-cell table:number-columns-repeated="2" office:value-type="float" office:value="404414067" calcext:value-type="float">
            <text:p>404414067</text:p>
          </table:table-cell>
          <table:table-cell table:formula="of:=([.N21] = [.O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0160687" calcext:value-type="float">
            <text:p>0.0160687</text:p>
          </table:table-cell>
          <table:table-cell office:value-type="float" office:value="0.08667" calcext:value-type="float">
            <text:p>0.08667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27424" calcext:value-type="float">
            <text:p>27424</text:p>
          </table:table-cell>
          <table:table-cell office:value-type="float" office:value="8588" calcext:value-type="float">
            <text:p>8588</text:p>
          </table:table-cell>
          <table:table-cell/>
          <table:table-cell office:value-type="string" calcext:value-type="string">
            <text:p>n25000wmin30.ukp</text:p>
          </table:table-cell>
          <table:table-cell table:number-columns-repeated="2" office:value-type="float" office:value="433377601" calcext:value-type="float">
            <text:p>433377601</text:p>
          </table:table-cell>
          <table:table-cell table:formula="of:=([.N22] = [.O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180876" calcext:value-type="float">
            <text:p>0.180876</text:p>
          </table:table-cell>
          <table:table-cell office:value-type="float" office:value="0.14667" calcext:value-type="float">
            <text:p>0.14667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1995844" calcext:value-type="float">
            <text:p>1995844</text:p>
          </table:table-cell>
          <table:table-cell office:value-type="float" office:value="22564" calcext:value-type="float">
            <text:p>22564</text:p>
          </table:table-cell>
          <table:table-cell/>
          <table:table-cell office:value-type="string" calcext:value-type="string">
            <text:p>n25000wmin3.ukp</text:p>
          </table:table-cell>
          <table:table-cell table:number-columns-repeated="2" office:value-type="float" office:value="412909030" calcext:value-type="float">
            <text:p>412909030</text:p>
          </table:table-cell>
          <table:table-cell table:formula="of:=([.N23] = [.O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229853" calcext:value-type="float">
            <text:p>0.229853</text:p>
          </table:table-cell>
          <table:table-cell office:value-type="float" office:value="0.73333" calcext:value-type="float">
            <text:p>0.73333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1854604" calcext:value-type="float">
            <text:p>1854604</text:p>
          </table:table-cell>
          <table:table-cell office:value-type="float" office:value="20756" calcext:value-type="float">
            <text:p>20756</text:p>
          </table:table-cell>
          <table:table-cell/>
          <table:table-cell office:value-type="string" calcext:value-type="string">
            <text:p>n30000wmin100.ukp</text:p>
          </table:table-cell>
          <table:table-cell table:number-columns-repeated="2" office:value-type="float" office:value="403883049" calcext:value-type="float">
            <text:p>403883049</text:p>
          </table:table-cell>
          <table:table-cell table:formula="of:=([.N24] = [.O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00854219" calcext:value-type="float">
            <text:p>0.0085421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7920" calcext:value-type="float">
            <text:p>7920</text:p>
          </table:table-cell>
          <table:table-cell office:value-type="float" office:value="7868" calcext:value-type="float">
            <text:p>7868</text:p>
          </table:table-cell>
          <table:table-cell/>
          <table:table-cell office:value-type="string" calcext:value-type="string">
            <text:p>n30000wmin10.ukp</text:p>
          </table:table-cell>
          <table:table-cell table:number-columns-repeated="2" office:value-type="float" office:value="480952303" calcext:value-type="float">
            <text:p>480952303</text:p>
          </table:table-cell>
          <table:table-cell table:formula="of:=([.N25] = [.O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00301536" calcext:value-type="float">
            <text:p>0.0030153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5564" calcext:value-type="float">
            <text:p>5564</text:p>
          </table:table-cell>
          <table:table-cell office:value-type="float" office:value="8220" calcext:value-type="float">
            <text:p>8220</text:p>
          </table:table-cell>
          <table:table-cell/>
          <table:table-cell office:value-type="string" calcext:value-type="string">
            <text:p>n30000wmin1.ukp</text:p>
          </table:table-cell>
          <table:table-cell table:number-columns-repeated="2" office:value-type="float" office:value="899999997" calcext:value-type="float">
            <text:p>899999997</text:p>
          </table:table-cell>
          <table:table-cell table:formula="of:=([.N26] = [.O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170927" calcext:value-type="float">
            <text:p>0.170927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1200472" calcext:value-type="float">
            <text:p>1200472</text:p>
          </table:table-cell>
          <table:table-cell office:value-type="float" office:value="16376" calcext:value-type="float">
            <text:p>16376</text:p>
          </table:table-cell>
          <table:table-cell/>
          <table:table-cell office:value-type="string" calcext:value-type="string">
            <text:p>n30000wmin30.ukp</text:p>
          </table:table-cell>
          <table:table-cell table:number-columns-repeated="2" office:value-type="float" office:value="407273045" calcext:value-type="float">
            <text:p>407273045</text:p>
          </table:table-cell>
          <table:table-cell table:formula="of:=([.N27] = [.O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0.0136258" calcext:value-type="float">
            <text:p>0.013625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5824" calcext:value-type="float">
            <text:p>5824</text:p>
          </table:table-cell>
          <table:table-cell office:value-type="float" office:value="8152" calcext:value-type="float">
            <text:p>8152</text:p>
          </table:table-cell>
          <table:table-cell/>
          <table:table-cell office:value-type="string" calcext:value-type="string">
            <text:p>n30000wmin3.ukp</text:p>
          </table:table-cell>
          <table:table-cell table:number-columns-repeated="2" office:value-type="float" office:value="437854840" calcext:value-type="float">
            <text:p>437854840</text:p>
          </table:table-cell>
          <table:table-cell table:formula="of:=([.N28] = [.O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333779" calcext:value-type="float">
            <text:p>0.333779</text:p>
          </table:table-cell>
          <table:table-cell office:value-type="float" office:value="0.08667" calcext:value-type="float">
            <text:p>0.08667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0.98" calcext:value-type="float">
            <text:p>0.9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4692416" calcext:value-type="float">
            <text:p>4692416</text:p>
          </table:table-cell>
          <table:table-cell office:value-type="float" office:value="24848" calcext:value-type="float">
            <text:p>24848</text:p>
          </table:table-cell>
          <table:table-cell/>
          <table:table-cell office:value-type="string" calcext:value-type="string">
            <text:p>n5000wmin1000.ukp</text:p>
          </table:table-cell>
          <table:table-cell table:number-columns-repeated="2" office:value-type="float" office:value="397827695" calcext:value-type="float">
            <text:p>397827695</text:p>
          </table:table-cell>
          <table:table-cell table:formula="of:=([.N29] = [.O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0131716" calcext:value-type="float">
            <text:p>0.01317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122840" calcext:value-type="float">
            <text:p>12284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string" calcext:value-type="string">
            <text:p>n5000wmin100.ukp</text:p>
          </table:table-cell>
          <table:table-cell table:number-columns-repeated="2" office:value-type="float" office:value="418866870" calcext:value-type="float">
            <text:p>418866870</text:p>
          </table:table-cell>
          <table:table-cell table:formula="of:=([.N30] = [.O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000934165" calcext:value-type="float">
            <text:p>0.0009341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5200" calcext:value-type="float">
            <text:p>5200</text:p>
          </table:table-cell>
          <table:table-cell office:value-type="float" office:value="4804" calcext:value-type="float">
            <text:p>4804</text:p>
          </table:table-cell>
          <table:table-cell/>
          <table:table-cell office:value-type="string" calcext:value-type="string">
            <text:p>n5000wmin10.ukp</text:p>
          </table:table-cell>
          <table:table-cell table:number-columns-repeated="2" office:value-type="float" office:value="575384601" calcext:value-type="float">
            <text:p>575384601</text:p>
          </table:table-cell>
          <table:table-cell table:formula="of:=([.N31] = [.O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00107802" calcext:value-type="float">
            <text:p>0.00107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5124" calcext:value-type="float">
            <text:p>5124</text:p>
          </table:table-cell>
          <table:table-cell office:value-type="float" office:value="4804" calcext:value-type="float">
            <text:p>4804</text:p>
          </table:table-cell>
          <table:table-cell/>
          <table:table-cell office:value-type="string" calcext:value-type="string">
            <text:p>n5000wmin1.ukp</text:p>
          </table:table-cell>
          <table:table-cell table:number-columns-repeated="2" office:value-type="float" office:value="918181720" calcext:value-type="float">
            <text:p>918181720</text:p>
          </table:table-cell>
          <table:table-cell table:formula="of:=([.N32] = [.O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370162" calcext:value-type="float">
            <text:p>0.370162</text:p>
          </table:table-cell>
          <table:table-cell office:value-type="float" office:value="0.32333" calcext:value-type="float">
            <text:p>0.32333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1.02" calcext:value-type="float">
            <text:p>1.02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4692492" calcext:value-type="float">
            <text:p>4692492</text:p>
          </table:table-cell>
          <table:table-cell office:value-type="float" office:value="24148" calcext:value-type="float">
            <text:p>24148</text:p>
          </table:table-cell>
          <table:table-cell/>
          <table:table-cell office:value-type="string" calcext:value-type="string">
            <text:p>n5000wmin3000.ukp</text:p>
          </table:table-cell>
          <table:table-cell table:number-columns-repeated="2" office:value-type="float" office:value="391772556" calcext:value-type="float">
            <text:p>391772556</text:p>
          </table:table-cell>
          <table:table-cell table:formula="of:=([.N33] = [.O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00291408" calcext:value-type="float">
            <text:p>0.00291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7996" calcext:value-type="float">
            <text:p>7996</text:p>
          </table:table-cell>
          <table:table-cell office:value-type="float" office:value="4988" calcext:value-type="float">
            <text:p>4988</text:p>
          </table:table-cell>
          <table:table-cell/>
          <table:table-cell office:value-type="string" calcext:value-type="string">
            <text:p>n5000wmin300.ukp</text:p>
          </table:table-cell>
          <table:table-cell table:number-columns-repeated="2" office:value-type="float" office:value="428885778" calcext:value-type="float">
            <text:p>428885778</text:p>
          </table:table-cell>
          <table:table-cell table:formula="of:=([.N34] = [.O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00192821" calcext:value-type="float">
            <text:p>0.00192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9620" calcext:value-type="float">
            <text:p>9620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n5000wmin30.ukp</text:p>
          </table:table-cell>
          <table:table-cell table:number-columns-repeated="2" office:value-type="float" office:value="505302982" calcext:value-type="float">
            <text:p>505302982</text:p>
          </table:table-cell>
          <table:table-cell table:formula="of:=([.N35] = [.O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00130145" calcext:value-type="float">
            <text:p>0.00130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7040" calcext:value-type="float">
            <text:p>7040</text:p>
          </table:table-cell>
          <table:table-cell office:value-type="float" office:value="4856" calcext:value-type="float">
            <text:p>4856</text:p>
          </table:table-cell>
          <table:table-cell/>
          <table:table-cell office:value-type="string" calcext:value-type="string">
            <text:p>n5000wmin3.ukp</text:p>
          </table:table-cell>
          <table:table-cell table:number-columns-repeated="2" office:value-type="float" office:value="675280876" calcext:value-type="float">
            <text:p>675280876</text:p>
          </table:table-cell>
          <table:table-cell table:formula="of:=([.N36] = [.O36])" office:value-type="boolean" office:boolean-value="true" calcext:value-type="boolean">
            <text:p>TRUE</text:p>
          </table:table-cell>
        </table:table-row>
      </table:table>
      <table:table table:name="UKP5 Time Consumption Breakdown" table:style-name="ta1">
        <table:shapes>
          <draw:frame draw:z-index="0" draw:style-name="gr1" draw:text-style-name="P1" svg:width="159.99mm" svg:height="89.99mm" svg:x="189.71mm" svg:y="0mm">
            <draw:object draw:notify-on-update-of-ranges="'UKP5 Time Consumption Breakdown'.B1:'UKP5 Time Consumption Breakdown'.B1 'UKP5 Time Consumption Breakdown'.B2:'UKP5 Time Consumption Breakdown'.B38 'UKP5 Time Consumption Breakdown'.C1:'UKP5 Time Consumption Breakdown'.C1 'UKP5 Time Consumption Breakdown'.C2:'UKP5 Time Consumption Breakdown'.C38 'UKP5 Time Consumption Breakdown'.D1:'UKP5 Time Consumption Breakdown'.D1 'UKP5 Time Consumption Breakdown'.D2:'UKP5 Time Consumption Breakdown'.D38 'UKP5 Time Consumption Breakdown'.E1:'UKP5 Time Consumption Breakdown'.E1 'UKP5 Time Consumption Breakdown'.E2:'UKP5 Time Consumption Breakdown'.E38 'UKP5 Time Consumption Breakdown'.F1:'UKP5 Time Consumption Breakdown'.F1 'UKP5 Time Consumption Breakdown'.F2:'UKP5 Time Consumption Breakdown'.F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Vect time</text:p>
          </table:table-cell>
          <table:table-cell office:value-type="string" calcext:value-type="string">
            <text:p>O(n) time</text:p>
          </table:table-cell>
          <table:table-cell office:value-type="string" calcext:value-type="string">
            <text:p>pha1 time</text:p>
          </table:table-cell>
          <table:table-cell office:value-type="string" calcext:value-type="string">
            <text:p>pha2 time</text:p>
          </table:table-cell>
          <table:table-cell office:value-type="string" calcext:value-type="string">
            <text:p>All <text:s/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71" calcext:value-type="float">
            <text:p>0.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14" calcext:value-type="float">
            <text:p>0.0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239" calcext:value-type="float">
            <text:p>0.0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242" calcext:value-type="float">
            <text:p>0.00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69" calcext:value-type="float">
            <text:p>0.00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274" calcext:value-type="float">
            <text:p>0.0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287" calcext:value-type="float">
            <text:p>0.0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96" calcext:value-type="float">
            <text:p>0.0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324" calcext:value-type="float">
            <text:p>0.0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324" calcext:value-type="float">
            <text:p>0.0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716" calcext:value-type="float">
            <text:p>0.0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7" calcext:value-type="float">
            <text:p>0.007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30000wmin3.ukp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352" calcext:value-type="float">
            <text:p>0.01352</text:p>
          </table:table-cell>
          <table:table-cell/>
          <table:table-cell office:value-type="string" calcext:value-type="string">
            <text:p>As instâncias foram ordenadas pela coluna Sum (tempo total que o UKP5 levou para resolver</text:p>
            <text:p>a instância). As instâncias que demoraram mais tempo tiveram esse comportamento devido ao</text:p>
            <text:p>custo de alocação do vetor.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612" calcext:value-type="float">
            <text:p>0.0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621" calcext:value-type="float">
            <text:p>0.0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3479" calcext:value-type="float">
            <text:p>0.03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474" calcext:value-type="float">
            <text:p>0.0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022" calcext:value-type="float">
            <text:p>0.0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61" calcext:value-type="float">
            <text:p>0.0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12" calcext:value-type="float">
            <text:p>0.0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802" calcext:value-type="float">
            <text:p>0.0780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8753" calcext:value-type="float">
            <text:p>0.0875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77" calcext:value-type="float">
            <text:p>0.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5685" calcext:value-type="float">
            <text:p>0.0568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21651" calcext:value-type="float">
            <text:p>0.21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10571" calcext:value-type="float">
            <text:p>0.1057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22815" calcext:value-type="float">
            <text:p>0.22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3557" calcext:value-type="float">
            <text:p>0.3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0716" calcext:value-type="float">
            <text:p>0.3071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7167" calcext:value-type="float">
            <text:p>0.37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39758" calcext:value-type="float">
            <text:p>0.3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42235" calcext:value-type="float">
            <text:p>0.4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0.ukp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2924" calcext:value-type="float">
            <text:p>0.4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0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33455" calcext:value-type="float">
            <text:p>0.3345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14605" calcext:value-type="float">
            <text:p>0.146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8182" calcext:value-type="float">
            <text:p>0.4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0.ukp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22707" calcext:value-type="float">
            <text:p>0.2270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3064" calcext:value-type="float">
            <text:p>0.5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0.ukp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415" calcext:value-type="float">
            <text:p>0.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00.ukp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27028" calcext:value-type="float">
            <text:p>0.2702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57547" calcext:value-type="float">
            <text:p>0.5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0.ukp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2961" calcext:value-type="float">
            <text:p>0.3296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63431" calcext:value-type="float">
            <text:p>0.6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0.ukp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30316" calcext:value-type="float">
            <text:p>0.303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6318" calcext:value-type="float">
            <text:p>0.3631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66773" calcext:value-type="float">
            <text:p>0.6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30308" calcext:value-type="float">
            <text:p>0.3030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0135" calcext:value-type="float">
            <text:p>0.401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0645" calcext:value-type="float">
            <text:p>0.7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00.ukp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30314" calcext:value-type="float">
            <text:p>0.303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6072" calcext:value-type="float">
            <text:p>0.4607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76526" calcext:value-type="float">
            <text:p>0.7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.ukp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55483" calcext:value-type="float">
            <text:p>0.55483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86263" calcext:value-type="float">
            <text:p>0.86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0.ukp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56795" calcext:value-type="float">
            <text:p>0.5679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87396" calcext:value-type="float">
            <text:p>0.87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0.ukp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66635" calcext:value-type="float">
            <text:p>0.6663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7125" calcext:value-type="float">
            <text:p>0.9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01287" calcext:value-type="float">
            <text:p>1.0128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31927" calcext:value-type="float">
            <text:p>1.31927</text:p>
          </table:table-cell>
          <table:table-cell table:number-columns-repeated="2"/>
        </table:table-row>
      </table:table>
      <table:table table:name="Capacities and y_star value" table:style-name="ta1">
        <table:shapes>
          <draw:frame draw:z-index="0" draw:style-name="gr1" draw:text-style-name="P1" svg:width="159.99mm" svg:height="90.05mm" svg:x="121.84mm" svg:y="2.65mm">
            <draw:object draw:notify-on-update-of-ranges="'Capacities and y_star value'.C1:'Capacities and y_star value'.C1 'Capacities and y_star value'.C2:'Capacities and y_star value'.C49 'Capacities and y_star value'.D1:'Capacities and y_star value'.D1 'Capacities and y_star value'.D2:'Capacities and y_star value'.D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nce Name</text:p>
          </table:table-cell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y_bound</text:p>
          </table:table-cell>
        </table:table-row>
        <table:table-row table:style-name="ro1">
          <table:table-cell office:value-type="string" calcext:value-type="string">
            <text:p>n1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0359872" calcext:value-type="float">
            <text:p>10359872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8008" calcext:value-type="float">
            <text:p>18008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1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64429" calcext:value-type="float">
            <text:p>64429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5311" calcext:value-type="float">
            <text:p>15311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1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2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6553387" calcext:value-type="float">
            <text:p>16553387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4954201" calcext:value-type="float">
            <text:p>14954201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n2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4865810" calcext:value-type="float">
            <text:p>24865810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189975" calcext:value-type="float">
            <text:p>2189975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2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954624" calcext:value-type="float">
            <text:p>954624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4940223" calcext:value-type="float">
            <text:p>84940223</text:p>
          </table:table-cell>
        </table:table-row>
        <table:table-row table:style-name="ro1">
          <table:table-cell office:value-type="string" calcext:value-type="string">
            <text:p>n3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78907220" calcext:value-type="float">
            <text:p>78907220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11500" calcext:value-type="float">
            <text:p>111500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998808" calcext:value-type="float">
            <text:p>50998808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2135" calcext:value-type="float">
            <text:p>22135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22560" calcext:value-type="float">
            <text:p>5022560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33887" calcext:value-type="float">
            <text:p>133887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96088" calcext:value-type="float">
            <text:p>196088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4106" calcext:value-type="float">
            <text:p>84106</text:p>
          </table:table-cell>
        </table:table-row>
      </table:table>
      <table:named-expressions/>
      <table:database-ranges>
        <table:database-range table:name="__Anonymous_Sheet_DB__1" table:target-range-address="'UKP5 Time Consumption Breakdown'.A2:'UKP5 Time Consumption Breakdown'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5:13:57.652234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06T16:23:37.448556451</dc:date>
    <meta:editing-duration>PT50M38S</meta:editing-duration>
    <meta:editing-cycles>7</meta:editing-cycles>
    <meta:generator>LibreOffice/4.4.7.2$Linux_X86_64 LibreOffice_project/40m0$Build-2</meta:generator>
    <meta:document-statistic meta:table-count="3" meta:cell-count="9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'Buriol Benchmark -- only instances solved in less than 2 seconds'.A1:'Buriol Benchmark -- only instances solved in less than 2 seconds'.C27" chart:data-source-has-labels="both" svg:x="0.32cm" svg:y="0.18cm" svg:width="10.082cm" svg:height="8.645cm">
          <chartooo:coordinate-region svg:x="2.316cm" svg:y="0.18cm" svg:width="7.733cm" svg:height="5.708cm"/>
          <chart:axis chart:dimension="x" chart:name="primary-x" chart:style-name="ch4" chartooo:axis-type="auto">
            <chartooo:date-scale/>
            <chart:categories table:cell-range-address="'Buriol Benchmark -- only instances solved in less than 2 seconds'.A2:'Buriol Benchmark -- only instances solved in less than 2 seconds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B2:'Buriol Benchmark -- only instances solved in less than 2 seconds'.B27" chart:label-cell-address="'Buriol Benchmark -- only instances solved in less than 2 seconds'.B1:'Buriol Benchmark -- only instances solved in less than 2 seconds'.B1" chart:class="chart:line">
            <chart:data-point chart:repeated="26"/>
          </chart:series>
          <chart:series chart:style-name="ch7" chart:values-cell-range-address="'Buriol Benchmark -- only instances solved in less than 2 seconds'.C2:'Buriol Benchmark -- only instances solved in less than 2 seconds'.C27" chart:label-cell-address="'Buriol Benchmark -- only instances solved in less than 2 seconds'.C1:'Buriol Benchmark -- only instances solved in less than 2 seconds'.C1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Buriol Benchmark -- only instances solved in less than 2 seconds'.B1:'Buriol Benchmark -- only instances solved in less than 2 seconds'.B1</svg:desc>
                </draw:g>
              </table:table-cell>
              <table:table-cell office:value-type="string">
                <text:p>Pyasukp Internal Time (seconds)</text:p>
                <draw:g>
                  <svg:desc>'Buriol Benchmark -- only instances solved in less than 2 seconds'.C1:'Buriol Benchmark -- only instances solved in less than 2 second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.ukp</text:p>
                <draw:g>
                  <svg:desc>'Buriol Benchmark -- only instances solved in less than 2 seconds'.A2:'Buriol Benchmark -- only instances solved in less than 2 seconds'.A27</svg:desc>
                </draw:g>
              </table:table-cell>
              <table:table-cell office:value-type="float" office:value="0.0317067">
                <text:p>0.0317067</text:p>
                <draw:g>
                  <svg:desc>'Buriol Benchmark -- only instances solved in less than 2 seconds'.B2:'Buriol Benchmark -- only instances solved in less than 2 seconds'.B27</svg:desc>
                </draw:g>
              </table:table-cell>
              <table:table-cell office:value-type="float" office:value="0.01667">
                <text:p>0.01667</text:p>
                <draw:g>
                  <svg:desc>'Buriol Benchmark -- only instances solved in less than 2 seconds'.C2:'Buriol Benchmark -- only instances solved in less than 2 seconds'.C27</svg:desc>
                </draw:g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00238544">
                <text:p>0.0023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00119991">
                <text:p>0.0011999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00159161">
                <text:p>0.0015916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00121265">
                <text:p>0.001212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00679173">
                <text:p>0.006791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00201778">
                <text:p>0.0020177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00156307">
                <text:p>0.0015630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00215521">
                <text:p>0.002155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00155694">
                <text:p>0.0015569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0586818">
                <text:p>0.0586818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0483545">
                <text:p>0.0483545</text:p>
              </table:table-cell>
              <table:table-cell office:value-type="float" office:value="0.04667">
                <text:p>0.04667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00226553">
                <text:p>0.0022655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0563093">
                <text:p>0.05630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00315326">
                <text:p>0.003153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706605">
                <text:p>0.706605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0464775">
                <text:p>0.0464775</text:p>
              </table:table-cell>
              <table:table-cell office:value-type="float" office:value="0.03667">
                <text:p>0.03667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00280772">
                <text:p>0.002807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00337723">
                <text:p>0.003377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39134">
                <text:p>0.39134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0160687">
                <text:p>0.0160687</text:p>
              </table:table-cell>
              <table:table-cell office:value-type="float" office:value="0.08667">
                <text:p>0.08667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180876">
                <text:p>0.180876</text:p>
              </table:table-cell>
              <table:table-cell office:value-type="float" office:value="0.14667">
                <text:p>0.14667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229853">
                <text:p>0.229853</text:p>
              </table:table-cell>
              <table:table-cell office:value-type="float" office:value="0.73333">
                <text:p>0.73333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00854219">
                <text:p>0.0085421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00301536">
                <text:p>0.003015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170927">
                <text:p>0.170927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'Buriol Benchmark -- only instances solved in less than 2 seconds'.E1:'Buriol Benchmark -- only instances solved in less than 2 seconds'.G27" chart:data-source-has-labels="both" svg:x="0.32cm" svg:y="0.18cm" svg:width="9.922cm" svg:height="8.645cm">
          <chartooo:coordinate-region svg:x="1.047cm" svg:y="0.379cm" svg:width="9.008cm" svg:height="7.799cm"/>
          <chart:axis chart:dimension="x" chart:name="primary-x" chart:style-name="ch4" chartooo:axis-type="auto">
            <chart:categories table:cell-range-address="'Buriol Benchmark -- only instances solved in less than 2 seconds'.E2:'Buriol Benchmark -- only instances solved in less than 2 seconds'.E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F2:'Buriol Benchmark -- only instances solved in less than 2 seconds'.F27" chart:label-cell-address="'Buriol Benchmark -- only instances solved in less than 2 seconds'.F1:'Buriol Benchmark -- only instances solved in less than 2 seconds'.F1" chart:class="chart:scatter">
            <chart:data-point chart:repeated="26"/>
          </chart:series>
          <chart:series chart:style-name="ch7" chart:values-cell-range-address="'Buriol Benchmark -- only instances solved in less than 2 seconds'.G2:'Buriol Benchmark -- only instances solved in less than 2 seconds'.G27" chart:label-cell-address="'Buriol Benchmark -- only instances solved in less than 2 seconds'.G1:'Buriol Benchmark -- only instances solved in less than 2 seconds'.G1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'Buriol Benchmark -- only instances solved in less than 2 seconds'.F1:'Buriol Benchmark -- only instances solved in less than 2 seconds'.F1</svg:desc>
                </draw:g>
              </table:table-cell>
              <table:table-cell office:value-type="string">
                <text:p>Pyasukp External Time (seconds)</text:p>
                <draw:g>
                  <svg:desc>'Buriol Benchmark -- only instances solved in less than 2 seconds'.G1:'Buriol Benchmark -- only instances solved in less than 2 second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.ukp</text:p>
                <draw:g>
                  <svg:desc>'Buriol Benchmark -- only instances solved in less than 2 seconds'.E2:'Buriol Benchmark -- only instances solved in less than 2 seconds'.E27</svg:desc>
                </draw:g>
              </table:table-cell>
              <table:table-cell office:value-type="float" office:value="0.08">
                <text:p>0.08</text:p>
                <draw:g>
                  <svg:desc>'Buriol Benchmark -- only instances solved in less than 2 seconds'.F2:'Buriol Benchmark -- only instances solved in less than 2 seconds'.F27</svg:desc>
                </draw:g>
              </table:table-cell>
              <table:table-cell office:value-type="float" office:value="0.01">
                <text:p>0.01</text:p>
                <draw:g>
                  <svg:desc>'Buriol Benchmark -- only instances solved in less than 2 seconds'.G2:'Buriol Benchmark -- only instances solved in less than 2 seconds'.G27</svg:desc>
                </draw:g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14">
                <text:p>0.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18">
                <text:p>0.1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1.39">
                <text:p>1.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1.07">
                <text:p>1.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54">
                <text:p>0.5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07">
                <text:p>0.0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4">
                <text:p>0.4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'Buriol Benchmark -- only instances solved in less than 2 seconds'.I1:'Buriol Benchmark -- only instances solved in less than 2 seconds'.K27" chart:data-source-has-labels="both" svg:x="0.32cm" svg:y="0.18cm" svg:width="9.545cm" svg:height="8.645cm">
          <chartooo:coordinate-region svg:x="1.867cm" svg:y="0.379cm" svg:width="7.811cm" svg:height="7.799cm"/>
          <chart:axis chart:dimension="x" chart:name="primary-x" chart:style-name="ch4" chartooo:axis-type="auto">
            <chart:categories table:cell-range-address="'Buriol Benchmark -- only instances solved in less than 2 seconds'.I2:'Buriol Benchmark -- only instances solved in less than 2 seconds'.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uriol Benchmark -- only instances solved in less than 2 seconds'.J2:'Buriol Benchmark -- only instances solved in less than 2 seconds'.J27" chart:label-cell-address="'Buriol Benchmark -- only instances solved in less than 2 seconds'.J1:'Buriol Benchmark -- only instances solved in less than 2 seconds'.J1" chart:class="chart:scatter">
            <chart:data-point chart:repeated="26"/>
          </chart:series>
          <chart:series chart:style-name="ch7" chart:values-cell-range-address="'Buriol Benchmark -- only instances solved in less than 2 seconds'.K2:'Buriol Benchmark -- only instances solved in less than 2 seconds'.K27" chart:label-cell-address="'Buriol Benchmark -- only instances solved in less than 2 seconds'.K1:'Buriol Benchmark -- only instances solved in less than 2 seconds'.K1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'Buriol Benchmark -- only instances solved in less than 2 seconds'.J1:'Buriol Benchmark -- only instances solved in less than 2 seconds'.J1</svg:desc>
                </draw:g>
              </table:table-cell>
              <table:table-cell office:value-type="string">
                <text:p>Pyasukp Max Memory Use (Kb)</text:p>
                <draw:g>
                  <svg:desc>'Buriol Benchmark -- only instances solved in less than 2 seconds'.K1:'Buriol Benchmark -- only instances solved in less than 2 second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.ukp</text:p>
                <draw:g>
                  <svg:desc>'Buriol Benchmark -- only instances solved in less than 2 seconds'.I2:'Buriol Benchmark -- only instances solved in less than 2 seconds'.I27</svg:desc>
                </draw:g>
              </table:table-cell>
              <table:table-cell office:value-type="float" office:value="247676">
                <text:p>247676</text:p>
                <draw:g>
                  <svg:desc>'Buriol Benchmark -- only instances solved in less than 2 seconds'.J2:'Buriol Benchmark -- only instances solved in less than 2 seconds'.J27</svg:desc>
                </draw:g>
              </table:table-cell>
              <table:table-cell office:value-type="float" office:value="7752">
                <text:p>7752</text:p>
                <draw:g>
                  <svg:desc>'Buriol Benchmark -- only instances solved in less than 2 seconds'.K2:'Buriol Benchmark -- only instances solved in less than 2 seconds'.K27</svg:desc>
                </draw:g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5300">
                <text:p>5300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5100">
                <text:p>5100</text:p>
              </table:table-cell>
              <table:table-cell office:value-type="float" office:value="5264">
                <text:p>5264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5092">
                <text:p>509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5052">
                <text:p>5052</text:p>
              </table:table-cell>
              <table:table-cell office:value-type="float" office:value="5192">
                <text:p>5192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6472">
                <text:p>6472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5636">
                <text:p>5636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5424">
                <text:p>5424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5196">
                <text:p>5196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5376">
                <text:p>5376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393080">
                <text:p>393080</text:p>
              </table:table-cell>
              <table:table-cell office:value-type="float" office:value="8720">
                <text:p>8720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355560">
                <text:p>355560</text:p>
              </table:table-cell>
              <table:table-cell office:value-type="float" office:value="8688">
                <text:p>8688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5316">
                <text:p>5316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587856">
                <text:p>587856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5292">
                <text:p>5292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4692664">
                <text:p>4692664</text:p>
              </table:table-cell>
              <table:table-cell office:value-type="float" office:value="25560">
                <text:p>25560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56432">
                <text:p>56432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5624">
                <text:p>5624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5452">
                <text:p>545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4692516">
                <text:p>4692516</text:p>
              </table:table-cell>
              <table:table-cell office:value-type="float" office:value="29628">
                <text:p>29628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27424">
                <text:p>27424</text:p>
              </table:table-cell>
              <table:table-cell office:value-type="float" office:value="8588">
                <text:p>8588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1995844">
                <text:p>1995844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1854604">
                <text:p>1854604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7920">
                <text:p>7920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5564">
                <text:p>5564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1200472">
                <text:p>1200472</text:p>
              </table:table-cell>
              <table:table-cell office:value-type="float" office:value="16376">
                <text:p>16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205cm" style:legend-expansion="high" chart:style-name="ch2"/>
        <chart:plot-area chart:style-name="ch3" table:cell-range-address="'UKP5 Time Consumption Breakdown'.B1:'UKP5 Time Consumption Breakdown'.F38" chart:data-source-has-labels="row" svg:x="0.32cm" svg:y="0.18cm" svg:width="13.097cm" svg:height="8.64cm">
          <chartooo:coordinate-region svg:x="0.941cm" svg:y="0.22cm" svg:width="11.866cm" svg:height="7.9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KP5 Time Consumption Breakdown'.B2:'UKP5 Time Consumption Breakdown'.B38" chart:label-cell-address="'UKP5 Time Consumption Breakdown'.B1:'UKP5 Time Consumption Breakdown'.B1" chart:class="chart:bar">
            <chart:data-point chart:repeated="37"/>
          </chart:series>
          <chart:series chart:style-name="ch8" chart:values-cell-range-address="'UKP5 Time Consumption Breakdown'.C2:'UKP5 Time Consumption Breakdown'.C38" chart:label-cell-address="'UKP5 Time Consumption Breakdown'.C1:'UKP5 Time Consumption Breakdown'.C1" chart:class="chart:bar">
            <chart:data-point chart:repeated="37"/>
          </chart:series>
          <chart:series chart:style-name="ch9" chart:values-cell-range-address="'UKP5 Time Consumption Breakdown'.D2:'UKP5 Time Consumption Breakdown'.D38" chart:label-cell-address="'UKP5 Time Consumption Breakdown'.D1:'UKP5 Time Consumption Breakdown'.D1" chart:class="chart:bar">
            <chart:data-point chart:repeated="37"/>
          </chart:series>
          <chart:series chart:style-name="ch10" chart:values-cell-range-address="'UKP5 Time Consumption Breakdown'.E2:'UKP5 Time Consumption Breakdown'.E38" chart:label-cell-address="'UKP5 Time Consumption Breakdown'.E1:'UKP5 Time Consumption Breakdown'.E1" chart:class="chart:bar">
            <chart:data-point chart:repeated="37"/>
          </chart:series>
          <chart:series chart:style-name="ch11" chart:values-cell-range-address="'UKP5 Time Consumption Breakdown'.F2:'UKP5 Time Consumption Breakdown'.F38" chart:label-cell-address="'UKP5 Time Consumption Breakdown'.F1:'UKP5 Time Consumption Breakdown'.F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 time</text:p>
                <draw:g>
                  <svg:desc>'UKP5 Time Consumption Breakdown'.B1:'UKP5 Time Consumption Breakdown'.B1</svg:desc>
                </draw:g>
              </table:table-cell>
              <table:table-cell office:value-type="string">
                <text:p>Vect time</text:p>
                <draw:g>
                  <svg:desc>'UKP5 Time Consumption Breakdown'.C1:'UKP5 Time Consumption Breakdown'.C1</svg:desc>
                </draw:g>
              </table:table-cell>
              <table:table-cell office:value-type="string">
                <text:p>O(n) time</text:p>
                <draw:g>
                  <svg:desc>'UKP5 Time Consumption Breakdown'.D1:'UKP5 Time Consumption Breakdown'.D1</svg:desc>
                </draw:g>
              </table:table-cell>
              <table:table-cell office:value-type="string">
                <text:p>pha1 time</text:p>
                <draw:g>
                  <svg:desc>'UKP5 Time Consumption Breakdown'.E1:'UKP5 Time Consumption Breakdown'.E1</svg:desc>
                </draw:g>
              </table:table-cell>
              <table:table-cell office:value-type="string">
                <text:p>pha2 time</text:p>
                <draw:g>
                  <svg:desc>'UKP5 Time Consumption Breakdown'.F1:'UKP5 Time Consumption Breakdow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">
                <text:p>0.00031</text:p>
                <draw:g>
                  <svg:desc>'UKP5 Time Consumption Breakdown'.B2:'UKP5 Time Consumption Breakdown'.B38</svg:desc>
                </draw:g>
              </table:table-cell>
              <table:table-cell office:value-type="float" office:value="0.00032">
                <text:p>0.00032</text:p>
                <draw:g>
                  <svg:desc>'UKP5 Time Consumption Breakdown'.C2:'UKP5 Time Consumption Breakdown'.C38</svg:desc>
                </draw:g>
              </table:table-cell>
              <table:table-cell office:value-type="float" office:value="0.00001">
                <text:p>0.00001</text:p>
                <draw:g>
                  <svg:desc>'UKP5 Time Consumption Breakdown'.D2:'UKP5 Time Consumption Breakdown'.D38</svg:desc>
                </draw:g>
              </table:table-cell>
              <table:table-cell office:value-type="float" office:value="0.00005">
                <text:p>0.00005</text:p>
                <draw:g>
                  <svg:desc>'UKP5 Time Consumption Breakdown'.E2:'UKP5 Time Consumption Breakdown'.E38</svg:desc>
                </draw:g>
              </table:table-cell>
              <table:table-cell office:value-type="float" office:value="0.00002">
                <text:p>0.00002</text:p>
                <draw:g>
                  <svg:desc>'UKP5 Time Consumption Breakdown'.F2:'UKP5 Time Consumption Breakdown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">
                <text:p>0.00029</text:p>
              </table:table-cell>
              <table:table-cell office:value-type="float" office:value="0.00033">
                <text:p>0.00033</text:p>
              </table:table-cell>
              <table:table-cell office:value-type="float" office:value="0.00001">
                <text:p>0.00001</text:p>
              </table:table-cell>
              <table:table-cell office:value-type="float" office:value="0.00015">
                <text:p>0.0001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7">
                <text:p>0.00067</text:p>
              </table:table-cell>
              <table:table-cell office:value-type="float" office:value="0.00035">
                <text:p>0.0003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7">
                <text:p>0.00067</text:p>
              </table:table-cell>
              <table:table-cell office:value-type="float" office:value="0.00037">
                <text:p>0.0003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8">
                <text:p>0.0000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9">
                <text:p>0.00029</text:p>
              </table:table-cell>
              <table:table-cell office:value-type="float" office:value="0.00063">
                <text:p>0.00063</text:p>
              </table:table-cell>
              <table:table-cell office:value-type="float" office:value="0.00001">
                <text:p>0.00001</text:p>
              </table:table-cell>
              <table:table-cell office:value-type="float" office:value="0.00022">
                <text:p>0.0002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3">
                <text:p>0.00093</text:p>
              </table:table-cell>
              <table:table-cell office:value-type="float" office:value="0.00033">
                <text:p>0.00033</text:p>
              </table:table-cell>
              <table:table-cell office:value-type="float" office:value="0.00002">
                <text:p>0.0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0.00034">
                <text:p>0.00034</text:p>
              </table:table-cell>
              <table:table-cell office:value-type="float" office:value="0.00002">
                <text:p>0.00002</text:p>
              </table:table-cell>
              <table:table-cell office:value-type="float" office:value="0.00012">
                <text:p>0.0001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8">
                <text:p>0.00068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44">
                <text:p>0.0004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4">
                <text:p>0.00094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5">
                <text:p>0.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">
                <text:p>0.00031</text:p>
              </table:table-cell>
              <table:table-cell office:value-type="float" office:value="0.00107">
                <text:p>0.00107</text:p>
              </table:table-cell>
              <table:table-cell office:value-type="float" office:value="0.00001">
                <text:p>0.00001</text:p>
              </table:table-cell>
              <table:table-cell office:value-type="float" office:value="0.00072">
                <text:p>0.0007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9">
                <text:p>0.00109</text:p>
              </table:table-cell>
              <table:table-cell office:value-type="float" office:value="0.0004">
                <text:p>0.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81">
                <text:p>0.0008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5">
                <text:p>0.00145</text:p>
              </table:table-cell>
              <table:table-cell office:value-type="float" office:value="0.00038">
                <text:p>0.00038</text:p>
              </table:table-cell>
              <table:table-cell office:value-type="float" office:value="0.00003">
                <text:p>0.00003</text:p>
              </table:table-cell>
              <table:table-cell office:value-type="float" office:value="0.00047">
                <text:p>0.0004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66">
                <text:p>0.00166</text:p>
              </table:table-cell>
              <table:table-cell office:value-type="float" office:value="0.00036">
                <text:p>0.00036</text:p>
              </table:table-cell>
              <table:table-cell office:value-type="float" office:value="0.00004">
                <text:p>0.00004</text:p>
              </table:table-cell>
              <table:table-cell office:value-type="float" office:value="0.00055">
                <text:p>0.0005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4">
                <text:p>0.00074</text:p>
              </table:table-cell>
              <table:table-cell office:value-type="float" office:value="0.00047">
                <text:p>0.00047</text:p>
              </table:table-cell>
              <table:table-cell office:value-type="float" office:value="0.00002">
                <text:p>0.00002</text:p>
              </table:table-cell>
              <table:table-cell office:value-type="float" office:value="0.00147">
                <text:p>0.0014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1">
                <text:p>0.00201</text:p>
              </table:table-cell>
              <table:table-cell office:value-type="float" office:value="0.00033">
                <text:p>0.00033</text:p>
              </table:table-cell>
              <table:table-cell office:value-type="float" office:value="0.00005">
                <text:p>0.0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">
                <text:p>0.0003</text:p>
              </table:table-cell>
              <table:table-cell office:value-type="float" office:value="0.00085">
                <text:p>0.00085</text:p>
              </table:table-cell>
              <table:table-cell office:value-type="float" office:value="0.00001">
                <text:p>0.00001</text:p>
              </table:table-cell>
              <table:table-cell office:value-type="float" office:value="0.00177">
                <text:p>0.0017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1">
                <text:p>0.00151</text:p>
              </table:table-cell>
              <table:table-cell office:value-type="float" office:value="0.00034">
                <text:p>0.00034</text:p>
              </table:table-cell>
              <table:table-cell office:value-type="float" office:value="0.00003">
                <text:p>0.00003</text:p>
              </table:table-cell>
              <table:table-cell office:value-type="float" office:value="0.00129">
                <text:p>0.0012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4">
                <text:p>0.00164</text:p>
              </table:table-cell>
              <table:table-cell office:value-type="float" office:value="0.00032">
                <text:p>0.00032</text:p>
              </table:table-cell>
              <table:table-cell office:value-type="float" office:value="0.00004">
                <text:p>0.00004</text:p>
              </table:table-cell>
              <table:table-cell office:value-type="float" office:value="0.00116">
                <text:p>0.00116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3">
                <text:p>0.00103</text:p>
              </table:table-cell>
              <table:table-cell office:value-type="float" office:value="0.00059">
                <text:p>0.00059</text:p>
              </table:table-cell>
              <table:table-cell office:value-type="float" office:value="0.00003">
                <text:p>0.00003</text:p>
              </table:table-cell>
              <table:table-cell office:value-type="float" office:value="0.00546">
                <text:p>0.0054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3">
                <text:p>0.00203</text:p>
              </table:table-cell>
              <table:table-cell office:value-type="float" office:value="0.0007">
                <text:p>0.0007</text:p>
              </table:table-cell>
              <table:table-cell office:value-type="float" office:value="0.00005">
                <text:p>0.00005</text:p>
              </table:table-cell>
              <table:table-cell office:value-type="float" office:value="0.00511">
                <text:p>0.005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98">
                <text:p>0.00198</text:p>
              </table:table-cell>
              <table:table-cell office:value-type="float" office:value="0.00041">
                <text:p>0.00041</text:p>
              </table:table-cell>
              <table:table-cell office:value-type="float" office:value="0.00005">
                <text:p>0.00005</text:p>
              </table:table-cell>
              <table:table-cell office:value-type="float" office:value="0.01099">
                <text:p>0.0109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6">
                <text:p>0.00036</text:p>
              </table:table-cell>
              <table:table-cell office:value-type="float" office:value="0.01034">
                <text:p>0.01034</text:p>
              </table:table-cell>
              <table:table-cell office:value-type="float" office:value="0.00001">
                <text:p>0.00001</text:p>
              </table:table-cell>
              <table:table-cell office:value-type="float" office:value="0.00537">
                <text:p>0.00537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75">
                <text:p>0.00175</text:p>
              </table:table-cell>
              <table:table-cell office:value-type="float" office:value="0.00196">
                <text:p>0.00196</text:p>
              </table:table-cell>
              <table:table-cell office:value-type="float" office:value="0.00005">
                <text:p>0.00005</text:p>
              </table:table-cell>
              <table:table-cell office:value-type="float" office:value="0.01235">
                <text:p>0.0123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">
                <text:p>0.0007</text:p>
              </table:table-cell>
              <table:table-cell office:value-type="float" office:value="0.01817">
                <text:p>0.01817</text:p>
              </table:table-cell>
              <table:table-cell office:value-type="float" office:value="0.00002">
                <text:p>0.00002</text:p>
              </table:table-cell>
              <table:table-cell office:value-type="float" office:value="0.01585">
                <text:p>0.015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8">
                <text:p>0.00178</text:p>
              </table:table-cell>
              <table:table-cell office:value-type="float" office:value="0.00425">
                <text:p>0.00425</text:p>
              </table:table-cell>
              <table:table-cell office:value-type="float" office:value="0.00004">
                <text:p>0.00004</text:p>
              </table:table-cell>
              <table:table-cell office:value-type="float" office:value="0.04124">
                <text:p>0.0412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41">
                <text:p>0.00141</text:p>
              </table:table-cell>
              <table:table-cell office:value-type="float" office:value="0.02478">
                <text:p>0.02478</text:p>
              </table:table-cell>
              <table:table-cell office:value-type="float" office:value="0.00003">
                <text:p>0.00003</text:p>
              </table:table-cell>
              <table:table-cell office:value-type="float" office:value="0.02391">
                <text:p>0.02391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1">
                <text:p>0.00131</text:p>
              </table:table-cell>
              <table:table-cell office:value-type="float" office:value="0.02542">
                <text:p>0.02542</text:p>
              </table:table-cell>
              <table:table-cell office:value-type="float" office:value="0.00003">
                <text:p>0.00003</text:p>
              </table:table-cell>
              <table:table-cell office:value-type="float" office:value="0.03078">
                <text:p>0.0307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8">
                <text:p>0.00148</text:p>
              </table:table-cell>
              <table:table-cell office:value-type="float" office:value="0.04053">
                <text:p>0.04053</text:p>
              </table:table-cell>
              <table:table-cell office:value-type="float" office:value="0.00004">
                <text:p>0.00004</text:p>
              </table:table-cell>
              <table:table-cell office:value-type="float" office:value="0.017">
                <text:p>0.017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">
                <text:p>0.002</text:p>
              </table:table-cell>
              <table:table-cell office:value-type="float" office:value="0.07802">
                <text:p>0.07802</text:p>
              </table:table-cell>
              <table:table-cell office:value-type="float" office:value="0.00005">
                <text:p>0.00005</text:p>
              </table:table-cell>
              <table:table-cell office:value-type="float" office:value="0.08753">
                <text:p>0.0875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16">
                <text:p>0.00216</text:p>
              </table:table-cell>
              <table:table-cell office:value-type="float" office:value="0.15735">
                <text:p>0.15735</text:p>
              </table:table-cell>
              <table:table-cell office:value-type="float" office:value="0.00005">
                <text:p>0.00005</text:p>
              </table:table-cell>
              <table:table-cell office:value-type="float" office:value="0.05685">
                <text:p>0.0568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03">
                <text:p>0.00203</text:p>
              </table:table-cell>
              <table:table-cell office:value-type="float" office:value="0.12026">
                <text:p>0.12026</text:p>
              </table:table-cell>
              <table:table-cell office:value-type="float" office:value="0.00005">
                <text:p>0.00005</text:p>
              </table:table-cell>
              <table:table-cell office:value-type="float" office:value="0.10571">
                <text:p>0.1057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">
                <text:p>0.00029</text:p>
              </table:table-cell>
              <table:table-cell office:value-type="float" office:value="0.30357">
                <text:p>0.30357</text:p>
              </table:table-cell>
              <table:table-cell office:value-type="float" office:value="0.00001">
                <text:p>0.00001</text:p>
              </table:table-cell>
              <table:table-cell office:value-type="float" office:value="0.03166">
                <text:p>0.0316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9">
                <text:p>0.00029</text:p>
              </table:table-cell>
              <table:table-cell office:value-type="float" office:value="0.30716">
                <text:p>0.30716</text:p>
              </table:table-cell>
              <table:table-cell office:value-type="float" office:value="0.00001">
                <text:p>0.00001</text:p>
              </table:table-cell>
              <table:table-cell office:value-type="float" office:value="0.06417">
                <text:p>0.064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6">
                <text:p>0.00186</text:p>
              </table:table-cell>
              <table:table-cell office:value-type="float" office:value="0.30711">
                <text:p>0.30711</text:p>
              </table:table-cell>
              <table:table-cell office:value-type="float" office:value="0.00004">
                <text:p>0.00004</text:p>
              </table:table-cell>
              <table:table-cell office:value-type="float" office:value="0.08846">
                <text:p>0.0884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9">
                <text:p>0.00099</text:p>
              </table:table-cell>
              <table:table-cell office:value-type="float" office:value="0.31032">
                <text:p>0.31032</text:p>
              </table:table-cell>
              <table:table-cell office:value-type="float" office:value="0.00003">
                <text:p>0.00003</text:p>
              </table:table-cell>
              <table:table-cell office:value-type="float" office:value="0.11095">
                <text:p>0.1109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1">
                <text:p>0.00061</text:p>
              </table:table-cell>
              <table:table-cell office:value-type="float" office:value="0.30284">
                <text:p>0.30284</text:p>
              </table:table-cell>
              <table:table-cell office:value-type="float" office:value="0.00002">
                <text:p>0.00002</text:p>
              </table:table-cell>
              <table:table-cell office:value-type="float" office:value="0.12573">
                <text:p>0.1257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14">
                <text:p>0.00114</text:p>
              </table:table-cell>
              <table:table-cell office:value-type="float" office:value="0.33455">
                <text:p>0.33455</text:p>
              </table:table-cell>
              <table:table-cell office:value-type="float" office:value="0.00003">
                <text:p>0.00003</text:p>
              </table:table-cell>
              <table:table-cell office:value-type="float" office:value="0.14605">
                <text:p>0.14605</text:p>
              </table:table-cell>
              <table:table-cell office:value-type="float" office:value="0.00004">
                <text:p>0.00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949cm" svg:y="3.955cm" style:legend-expansion="high" chart:style-name="ch2"/>
        <chart:plot-area chart:style-name="ch3" table:cell-range-address="'Capacities and y_star value'.C1:'Capacities and y_star value'.D49" chart:data-source-has-labels="row" svg:x="0.32cm" svg:y="0.18cm" svg:width="13.309cm" svg:height="8.646cm">
          <chartooo:coordinate-region svg:x="2.238cm" svg:y="0.38cm" svg:width="11.204cm" svg:height="7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pacities and y_star value'.C2:'Capacities and y_star value'.C49" chart:label-cell-address="'Capacities and y_star value'.C1:'Capacities and y_star value'.C1" chart:class="chart:line">
            <chart:data-point chart:repeated="48"/>
          </chart:series>
          <chart:series chart:style-name="ch7" chart:values-cell-range-address="'Capacities and y_star value'.D2:'Capacities and y_star value'.D49" chart:label-cell-address="'Capacities and y_star value'.D1:'Capacities and y_star value'.D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</text:p>
                <draw:g>
                  <svg:desc>'Capacities and y_star value'.C1:'Capacities and y_star value'.C1</svg:desc>
                </draw:g>
              </table:table-cell>
              <table:table-cell office:value-type="string">
                <text:p>y_bound</text:p>
                <draw:g>
                  <svg:desc>'Capacities and y_star value'.D1:'Capacities and y_star valu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00">
                <text:p>200000000</text:p>
                <draw:g>
                  <svg:desc>'Capacities and y_star value'.C2:'Capacities and y_star value'.C49</svg:desc>
                </draw:g>
              </table:table-cell>
              <table:table-cell office:value-type="float" office:value="200000000">
                <text:p>200000000</text:p>
                <draw:g>
                  <svg:desc>'Capacities and y_star value'.D2:'Capacities and y_star value'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0359872">
                <text:p>10359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0">
                <text:p>20000000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0">
                <text:p>200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00">
                <text:p>2000000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00">
                <text:p>200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0">
                <text:p>200000000</text:p>
              </table:table-cell>
              <table:table-cell office:value-type="float" office:value="64429">
                <text:p>64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00">
                <text:p>200000000</text:p>
              </table:table-cell>
              <table:table-cell office:value-type="float" office:value="15311">
                <text:p>15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000">
                <text:p>200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000">
                <text:p>2000000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000">
                <text:p>2000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00">
                <text:p>200000000</text:p>
              </table:table-cell>
              <table:table-cell office:value-type="float" office:value="16553387">
                <text:p>16553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0000">
                <text:p>200000000</text:p>
              </table:table-cell>
              <table:table-cell office:value-type="float" office:value="14954201">
                <text:p>14954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">
                <text:p>2000000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0000">
                <text:p>200000000</text:p>
              </table:table-cell>
              <table:table-cell office:value-type="float" office:value="24865810">
                <text:p>248658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000">
                <text:p>2000000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000">
                <text:p>200000000</text:p>
              </table:table-cell>
              <table:table-cell office:value-type="float" office:value="2189975">
                <text:p>2189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000">
                <text:p>200000000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000">
                <text:p>2000000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0000">
                <text:p>200000000</text:p>
              </table:table-cell>
              <table:table-cell office:value-type="float" office:value="954624">
                <text:p>95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00">
                <text:p>200000000</text:p>
              </table:table-cell>
              <table:table-cell office:value-type="float" office:value="84940223">
                <text:p>84940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00000">
                <text:p>200000000</text:p>
              </table:table-cell>
              <table:table-cell office:value-type="float" office:value="78907220">
                <text:p>789072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00000">
                <text:p>200000000</text:p>
              </table:table-cell>
              <table:table-cell office:value-type="float" office:value="111500">
                <text:p>111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0">
                <text:p>200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00">
                <text:p>200000000</text:p>
              </table:table-cell>
              <table:table-cell office:value-type="float" office:value="50998808">
                <text:p>50998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000">
                <text:p>200000000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00000">
                <text:p>200000000</text:p>
              </table:table-cell>
              <table:table-cell office:value-type="float" office:value="5022560">
                <text:p>5022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00000">
                <text:p>2000000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00000">
                <text:p>2000000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00000">
                <text:p>200000000</text:p>
              </table:table-cell>
              <table:table-cell office:value-type="float" office:value="133887">
                <text:p>133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000">
                <text:p>200000000</text:p>
              </table:table-cell>
              <table:table-cell office:value-type="float" office:value="196088">
                <text:p>19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00000">
                <text:p>200000000</text:p>
              </table:table-cell>
              <table:table-cell office:value-type="float" office:value="84106">
                <text:p>84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